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25e0" officeooo:paragraph-rsid="001425e0"/>
    </style:style>
    <style:style style:name="P2" style:family="paragraph" style:parent-style-name="Standard">
      <style:text-properties officeooo:rsid="001425e0" officeooo:paragraph-rsid="0019cd14"/>
    </style:style>
    <style:style style:name="P3" style:family="paragraph" style:parent-style-name="Standard">
      <style:text-properties officeooo:rsid="001425e0" officeooo:paragraph-rsid="001b321d"/>
    </style:style>
    <style:style style:name="P4" style:family="paragraph" style:parent-style-name="Standard">
      <style:text-properties officeooo:rsid="001425e0" officeooo:paragraph-rsid="001d98c0"/>
    </style:style>
    <style:style style:name="P5" style:family="paragraph" style:parent-style-name="Standard">
      <style:text-properties officeooo:rsid="00155e2a" officeooo:paragraph-rsid="00155e2a"/>
    </style:style>
    <style:style style:name="P6" style:family="paragraph" style:parent-style-name="Standard">
      <style:text-properties officeooo:rsid="00155e2a" officeooo:paragraph-rsid="00174d42"/>
    </style:style>
    <style:style style:name="P7" style:family="paragraph" style:parent-style-name="Standard">
      <style:text-properties officeooo:rsid="00155e2a" officeooo:paragraph-rsid="001b321d"/>
    </style:style>
    <style:style style:name="P8" style:family="paragraph" style:parent-style-name="Standard">
      <style:text-properties officeooo:rsid="00155e2a" officeooo:paragraph-rsid="001b9dad"/>
    </style:style>
    <style:style style:name="P9" style:family="paragraph" style:parent-style-name="Standard">
      <style:text-properties officeooo:rsid="00155e2a" officeooo:paragraph-rsid="001d98c0"/>
    </style:style>
    <style:style style:name="P10" style:family="paragraph" style:parent-style-name="Standard">
      <style:text-properties officeooo:rsid="00155e2a" officeooo:paragraph-rsid="00254bcf"/>
    </style:style>
    <style:style style:name="P11" style:family="paragraph" style:parent-style-name="Standard">
      <style:text-properties officeooo:rsid="00174d42" officeooo:paragraph-rsid="001b321d"/>
    </style:style>
    <style:style style:name="P12" style:family="paragraph" style:parent-style-name="Standard">
      <style:text-properties officeooo:rsid="00174d42" officeooo:paragraph-rsid="001b9dad"/>
    </style:style>
    <style:style style:name="P13" style:family="paragraph" style:parent-style-name="Standard">
      <style:text-properties officeooo:rsid="00174d42" officeooo:paragraph-rsid="001d98c0"/>
    </style:style>
    <style:style style:name="P14" style:family="paragraph" style:parent-style-name="Standard">
      <style:text-properties officeooo:rsid="00174d42" officeooo:paragraph-rsid="00254bcf"/>
    </style:style>
    <style:style style:name="P15" style:family="paragraph" style:parent-style-name="Standard">
      <style:text-properties fo:font-weight="bold" officeooo:rsid="001425e0" officeooo:paragraph-rsid="001b9da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425e0" officeooo:paragraph-rsid="001425e0" style:font-weight-asian="bold" style:font-weight-complex="bold"/>
    </style:style>
    <style:style style:name="P17" style:family="paragraph" style:parent-style-name="Standard">
      <style:text-properties fo:font-weight="bold" officeooo:rsid="001425e0" officeooo:paragraph-rsid="00254bcf" style:font-weight-asian="bold" style:font-weight-complex="bold"/>
    </style:style>
    <style:style style:name="P18" style:family="paragraph" style:parent-style-name="Standard">
      <style:text-properties style:text-line-through-style="none" style:text-line-through-type="none" officeooo:rsid="001425e0" officeooo:paragraph-rsid="0019cd14"/>
    </style:style>
    <style:style style:name="P19" style:family="paragraph" style:parent-style-name="Standard">
      <style:text-properties style:text-line-through-style="none" style:text-line-through-type="none" officeooo:rsid="001425e0" officeooo:paragraph-rsid="001425e0"/>
    </style:style>
    <style:style style:name="P20" style:family="paragraph" style:parent-style-name="Standard">
      <style:text-properties style:text-line-through-style="none" style:text-line-through-type="none" officeooo:rsid="001425e0" officeooo:paragraph-rsid="0018ea87"/>
    </style:style>
    <style:style style:name="P21" style:family="paragraph" style:parent-style-name="Standard">
      <style:text-properties style:text-line-through-style="none" style:text-line-through-type="none" officeooo:rsid="001425e0" officeooo:paragraph-rsid="001b321d"/>
    </style:style>
    <style:style style:name="P22" style:family="paragraph" style:parent-style-name="Standard">
      <style:text-properties style:text-line-through-style="none" style:text-line-through-type="none" officeooo:rsid="001425e0" officeooo:paragraph-rsid="001b9dad"/>
    </style:style>
    <style:style style:name="P23" style:family="paragraph" style:parent-style-name="Standard">
      <style:text-properties style:text-line-through-style="none" style:text-line-through-type="none" officeooo:rsid="001425e0" officeooo:paragraph-rsid="001d98c0"/>
    </style:style>
    <style:style style:name="P24" style:family="paragraph" style:parent-style-name="Standard">
      <style:text-properties style:text-line-through-style="none" style:text-line-through-type="none" officeooo:rsid="001425e0" officeooo:paragraph-rsid="00254bcf"/>
    </style:style>
    <style:style style:name="P25" style:family="paragraph" style:parent-style-name="Standard">
      <style:text-properties style:text-line-through-style="none" style:text-line-through-type="none" officeooo:rsid="0019cd14" officeooo:paragraph-rsid="0019cd14"/>
    </style:style>
    <style:style style:name="P26" style:family="paragraph" style:parent-style-name="Standard">
      <style:text-properties style:text-line-through-style="none" style:text-line-through-type="none" officeooo:rsid="00174d42" officeooo:paragraph-rsid="001b9dad"/>
    </style:style>
    <style:style style:name="P27" style:family="paragraph" style:parent-style-name="Standard">
      <style:text-properties style:text-line-through-style="none" style:text-line-through-type="none" officeooo:rsid="00174d42" officeooo:paragraph-rsid="001d98c0"/>
    </style:style>
    <style:style style:name="P28" style:family="paragraph" style:parent-style-name="Standard">
      <style:text-properties style:text-line-through-style="none" style:text-line-through-type="none" officeooo:rsid="00174d42" officeooo:paragraph-rsid="00174d42"/>
    </style:style>
    <style:style style:name="P29" style:family="paragraph" style:parent-style-name="Standard">
      <style:text-properties style:text-line-through-style="none" style:text-line-through-type="none" officeooo:rsid="00174d42" officeooo:paragraph-rsid="001b321d"/>
    </style:style>
    <style:style style:name="P30" style:family="paragraph" style:parent-style-name="Standard">
      <style:text-properties style:text-line-through-style="none" style:text-line-through-type="none" officeooo:rsid="00174d42" officeooo:paragraph-rsid="00254bcf"/>
    </style:style>
    <style:style style:name="P31" style:family="paragraph" style:parent-style-name="Standard">
      <style:text-properties style:text-line-through-style="none" style:text-line-through-type="none" fo:font-weight="bold" officeooo:rsid="001425e0" officeooo:paragraph-rsid="001425e0" style:font-weight-asian="bold" style:font-weight-complex="bold"/>
    </style:style>
    <style:style style:name="P32" style:family="paragraph" style:parent-style-name="Standard">
      <style:text-properties style:text-line-through-style="none" style:text-line-through-type="none" fo:font-weight="bold" officeooo:rsid="001425e0" officeooo:paragraph-rsid="00254bcf" style:font-weight-asian="bold" style:font-weight-complex="bold"/>
    </style:style>
    <style:style style:name="P33" style:family="paragraph" style:parent-style-name="Standard">
      <style:text-properties style:text-line-through-style="none" style:text-line-through-type="none" fo:font-weight="bold" officeooo:rsid="00174d42" officeooo:paragraph-rsid="00174d42" style:font-weight-asian="bold" style:font-weight-complex="bold"/>
    </style:style>
    <style:style style:name="P34" style:family="paragraph" style:parent-style-name="Standard">
      <style:text-properties style:text-line-through-style="none" style:text-line-through-type="none" fo:font-weight="bold" officeooo:rsid="001d98c0" officeooo:paragraph-rsid="001d98c0" style:font-weight-asian="bold" style:font-weight-complex="bold"/>
    </style:style>
    <style:style style:name="P35" style:family="paragraph" style:parent-style-name="Standard">
      <style:text-properties style:text-line-through-style="none" style:text-line-through-type="none" fo:font-weight="bold" officeooo:rsid="001425e0" officeooo:paragraph-rsid="00254bcf" style:font-weight-asian="bold" style:font-weight-complex="bold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74d42"/>
    </style:style>
    <style:style style:name="T3" style:family="text">
      <style:text-properties style:text-line-through-style="none" style:text-line-through-type="none" officeooo:rsid="001b321d"/>
    </style:style>
    <style:style style:name="T4" style:family="text">
      <style:text-properties style:text-line-through-style="none" style:text-line-through-type="none" officeooo:rsid="001b9dad"/>
    </style:style>
    <style:style style:name="T5" style:family="text">
      <style:text-properties style:text-line-through-style="none" style:text-line-through-type="none" fo:font-weight="bold" style:font-weight-asian="bold" style:font-weight-complex="bold"/>
    </style:style>
    <style:style style:name="T6" style:family="text">
      <style:text-properties style:text-line-through-style="none" style:text-line-through-type="none" fo:font-weight="bold" officeooo:rsid="001b321d" style:font-weight-asian="bold" style:font-weight-complex="bold"/>
    </style:style>
    <style:style style:name="T7" style:family="text">
      <style:text-properties style:text-line-through-style="none" style:text-line-through-type="none" officeooo:rsid="001d98c0"/>
    </style:style>
    <style:style style:name="T8" style:family="text">
      <style:text-properties style:text-line-through-style="none" style:text-line-through-type="none" officeooo:rsid="0021c4b2"/>
    </style:style>
    <style:style style:name="T9" style:family="text">
      <style:text-properties style:text-line-through-style="none" style:text-line-through-type="none" officeooo:rsid="002399f0"/>
    </style:style>
    <style:style style:name="T10" style:family="text">
      <style:text-properties officeooo:rsid="0019cd14"/>
    </style:style>
    <style:style style:name="T11" style:family="text">
      <style:text-properties officeooo:rsid="001b9da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9cd14" style:font-weight-asian="bold" style:font-weight-complex="bold"/>
    </style:style>
    <style:style style:name="T14" style:family="text">
      <style:text-properties officeooo:rsid="001d98c0"/>
    </style:style>
    <style:style style:name="T15" style:family="text">
      <style:text-properties officeooo:rsid="00254bcf"/>
    </style:style>
    <style:style style:name="T16" style:family="text">
      <style:text-properties officeooo:rsid="0025e0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5">E</text:span>quations for animation jack</text:p>
      <text:p text:style-name="P32"><text:span text:style-name="T15">Fixed</text:span> Base - <text:span text:style-name="T16">15</text:span></text:p>
      <text:p text:style-name="P32"/>
      <text:p text:style-name="P31">Mobile Base</text:p>
      <text:p text:style-name="P19">arc= 0</text:p>
      <text:p text:style-name="P19">x= -15</text:p>
      <text:p text:style-name="P1"><text:span text:style-name="T1">z= 150*x</text:span><text:span text:style-name="T2">1</text:span><text:span text:style-name="T1">*2+30</text:span></text:p>
      <text:p text:style-name="P5"><text:span text:style-name="T1">x</text:span><text:span text:style-name="T2">1</text:span><text:span text:style-name="T1">= sin(time * 70 + 10)</text:span></text:p>
      <text:p text:style-name="P33">Right Joint</text:p>
      <text:p text:style-name="P28">arc= 90</text:p>
      <text:p text:style-name="P20">Rot Axis</text:p>
      <text:p text:style-name="P20">y= 1</text:p>
      <text:p text:style-name="P28">x= 150*x0</text:p>
      <text:p text:style-name="P28">z= 15+150*x1</text:p>
      <text:p text:style-name="P6"><text:span text:style-name="T1">x0= </text:span><text:span text:style-name="T2">cos</text:span><text:span text:style-name="T1">(time * 70 + 10)</text:span></text:p>
      <text:p text:style-name="P6"><text:span text:style-name="T1">x</text:span><text:span text:style-name="T2">1</text:span><text:span text:style-name="T1">= sin(time * 70 + 10)</text:span></text:p>
      <text:p text:style-name="P14"><text:span text:style-name="T6">Left </text:span><text:span text:style-name="T5">Joint</text:span></text:p>
      <text:p text:style-name="P30">arc= 90</text:p>
      <text:p text:style-name="P24">Rot Axis</text:p>
      <text:p text:style-name="P24">y= 1</text:p>
      <text:p text:style-name="P14"><text:span text:style-name="T1">x= -150*x0-</text:span><text:span text:style-name="T3">30</text:span></text:p>
      <text:p text:style-name="P30">z= 15+150*x1</text:p>
      <text:p text:style-name="P10"><text:span text:style-name="T1">x0= </text:span><text:span text:style-name="T2">cos</text:span><text:span text:style-name="T1">(time * 70 + 10)</text:span></text:p>
      <text:p text:style-name="P10"><text:span text:style-name="T1">x</text:span><text:span text:style-name="T2">1</text:span><text:span text:style-name="T1">= sin(time * 70 + 10)</text:span></text:p>
      <text:p text:style-name="P17">Arm 1</text:p>
      <text:p text:style-name="P24">arc= -time*70-10</text:p>
      <text:p text:style-name="P24">Rot Axis</text:p>
      <text:p text:style-name="P32">y= 1</text:p>
      <text:p text:style-name="P2"><text:span text:style-name="T12">Arm </text:span><text:span text:style-name="T13">2</text:span></text:p>
      <text:p text:style-name="P18">arc= <text:span text:style-name="T10">190+</text:span>time*70</text:p>
      <text:p text:style-name="P25">x= -30</text:p>
      <text:p text:style-name="P18">Rot Axis</text:p>
      <text:p text:style-name="P18">y= 1</text:p>
      <text:p text:style-name="P3"><text:span text:style-name="T5">Arm </text:span><text:span text:style-name="T6">3</text:span></text:p>
      <text:p text:style-name="P11"><text:span text:style-name="T1">arc= </text:span><text:span text:style-name="T3">1</text:span><text:span text:style-name="T1">90</text:span><text:span text:style-name="T3">+time*70</text:span></text:p>
      <text:p text:style-name="P21">Rot Axis</text:p>
      <text:p text:style-name="P21">y= 1</text:p>
      <text:p text:style-name="P29">x= 150*x0</text:p>
      <text:p text:style-name="P11"><text:span text:style-name="T1">z= </text:span><text:span text:style-name="T3">30</text:span><text:span text:style-name="T1">+150*x1</text:span></text:p>
      <text:p text:style-name="P7"><text:span text:style-name="T1">x0= </text:span><text:span text:style-name="T2">cos</text:span><text:span text:style-name="T1">(time * 70 + 10)</text:span></text:p>
      <text:p text:style-name="P7"><text:span text:style-name="T1">x</text:span><text:span text:style-name="T2">1</text:span><text:span text:style-name="T1">= sin(time * 70 + 10)</text:span></text:p>
      <text:p text:style-name="P15"><text:bookmark-start text:name="__DdeLink__11_2265986327"/><text:span text:style-name="T1">Arm </text:span><text:span text:style-name="T4">4</text:span></text:p>
      <text:p text:style-name="P12"><text:span text:style-name="T1">arc= </text:span><text:span text:style-name="T4">35</text:span><text:span text:style-name="T1">0-</text:span><text:span text:style-name="T3">time*70</text:span></text:p>
      <text:p text:style-name="P22">Rot Axis</text:p>
      <text:p text:style-name="P22">y= 1</text:p>
      <text:p text:style-name="P26">x= -150*x0-<text:span text:style-name="T11">30</text:span></text:p>
      <text:p text:style-name="P12"><text:span text:style-name="T1">z= </text:span><text:span text:style-name="T3">30</text:span><text:span text:style-name="T1">+150*x1</text:span></text:p>
      <text:p text:style-name="P8"><text:span text:style-name="T1">x0= </text:span><text:span text:style-name="T2">cos</text:span><text:span text:style-name="T1">(time * 70 + 10)</text:span></text:p>
      <text:p text:style-name="P8"><text:span text:style-name="T1">x</text:span><text:span text:style-name="T2">1</text:span><text:span text:style-name="T1">= sin(time * 70 + 10)</text:span><text:bookmark-end text:name="__DdeLink__11_2265986327"/></text:p>
      <text:p text:style-name="P34"/>
      <text:p text:style-name="P34"/>
      <text:p text:style-name="P34"/>
      <text:p text:style-name="P34"><text:soft-page-break/>Shaft</text:p>
      <text:p text:style-name="P13"><text:span text:style-name="T1">arc= -</text:span><text:span text:style-name="T3">time*</text:span><text:span text:style-name="T9">100</text:span><text:span text:style-name="T7">0</text:span></text:p>
      <text:p text:style-name="P23">Rot Axis</text:p>
      <text:p text:style-name="P4"><text:span text:style-name="T8">x</text:span><text:span text:style-name="T1">= 1</text:span></text:p>
      <text:p text:style-name="P27">x= <text:span text:style-name="T14">1</text:span>50*x0<text:span text:style-name="T14">+15</text:span></text:p>
      <text:p text:style-name="P13"><text:span text:style-name="T1">z= </text:span><text:span text:style-name="T7">15</text:span><text:span text:style-name="T1">+150*x1</text:span></text:p>
      <text:p text:style-name="P9"><text:span text:style-name="T1">x0= </text:span><text:span text:style-name="T2">cos</text:span><text:span text:style-name="T1">(time * 70 + 10)</text:span></text:p>
      <text:p text:style-name="P9"><text:span text:style-name="T1">x</text:span><text:span text:style-name="T2">1</text:span><text:span text:style-name="T1">= </text:span><text:bookmark-start text:name="__DdeLink__40_2265986327"/><text:span text:style-name="T1">sin(time * 70 + 10)</text:span><text:bookmark-end text:name="__DdeLink__40_22659863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0:56:08.666584568</meta:creation-date>
    <dc:date>2020-11-20T20:44:19.699578669</dc:date>
    <meta:editing-duration>PT1H11M27S</meta:editing-duration>
    <meta:editing-cycles>14</meta:editing-cycles>
    <meta:generator>LibreOffice/6.1.5.2$Linux_X86_64 LibreOffice_project/10$Build-2</meta:generator>
    <meta:document-statistic meta:table-count="0" meta:image-count="0" meta:object-count="0" meta:page-count="2" meta:paragraph-count="56" meta:word-count="159" meta:character-count="678" meta:non-whitespace-character-count="575"/>
  </office:meta>
</office:document-meta>
</file>